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6.694cm" style:rel-column-width="3795*"/>
    </style:style>
    <style:style style:name="Tabela9.B" style:family="table-column">
      <style:table-column-properties style:column-width="1.995cm" style:rel-column-width="1131*"/>
    </style:style>
    <style:style style:name="Tabela9.C" style:family="table-column">
      <style:table-column-properties style:column-width="1.893cm" style:rel-column-width="1073*"/>
    </style:style>
    <style:style style:name="Tabela9.D" style:family="table-column">
      <style:table-column-properties style:column-width="2.074cm" style:rel-column-width="1176*"/>
    </style:style>
    <style:style style:name="Tabela9.E" style:family="table-column">
      <style:table-column-properties style:column-width="2.145cm" style:rel-column-width="1216*"/>
    </style:style>
    <style:style style:name="Tabela9.F" style:family="table-column">
      <style:table-column-properties style:column-width="2.2cm" style:rel-column-width="1247*"/>
    </style:style>
    <style:style style:name="Tabela9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9.A3" style:family="table-cell">
      <style:table-cell-properties fo:padding="0cm" fo:border="none" style:writing-mode="page"/>
    </style:style>
    <style:style style:name="Tabela9.B3" style:family="table-cell">
      <style:table-cell-properties fo:padding="0cm" fo:border="none" style:writing-mode="page"/>
    </style:style>
    <style:style style:name="Tabela9.C3" style:family="table-cell">
      <style:table-cell-properties fo:padding="0cm" fo:border="none" style:writing-mode="page"/>
    </style:style>
    <style:style style:name="Tabela9.D3" style:family="table-cell">
      <style:table-cell-properties fo:padding="0cm" fo:border="none" style:writing-mode="page"/>
    </style:style>
    <style:style style:name="Tabela9.E3" style:family="table-cell">
      <style:table-cell-properties fo:padding="0cm" fo:border="none" style:writing-mode="page"/>
    </style:style>
    <style:style style:name="Tabela9.F3" style:family="table-cell">
      <style:table-cell-properties fo:padding="0cm" fo:border="none" style:writing-mode="page"/>
    </style:style>
    <style:style style:name="Tabela9.A4" style:family="table-cell">
      <style:table-cell-properties fo:padding="0cm" fo:border="none" style:writing-mode="page"/>
    </style:style>
    <style:style style:name="Tabela9.B4" style:family="table-cell">
      <style:table-cell-properties fo:padding="0cm" fo:border="none" style:writing-mode="page"/>
    </style:style>
    <style:style style:name="Tabela9.C4" style:family="table-cell">
      <style:table-cell-properties fo:padding="0cm" fo:border="none" style:writing-mode="page"/>
    </style:style>
    <style:style style:name="Tabela9.D4" style:family="table-cell">
      <style:table-cell-properties fo:padding="0cm" fo:border="none" style:writing-mode="page"/>
    </style:style>
    <style:style style:name="Tabela9.E4" style:family="table-cell">
      <style:table-cell-properties fo:padding="0cm" fo:border="none" style:writing-mode="page"/>
    </style:style>
    <style:style style:name="Tabela9.F4" style:family="table-cell">
      <style:table-cell-properties fo:padding="0cm" fo:border="none" style:writing-mode="page"/>
    </style:style>
    <style:style style:name="Tabela9.A5" style:family="table-cell">
      <style:table-cell-properties fo:padding="0cm" fo:border="none" style:writing-mode="page"/>
    </style:style>
    <style:style style:name="Tabela9.B5" style:family="table-cell">
      <style:table-cell-properties fo:padding="0cm" fo:border="none" style:writing-mode="page"/>
    </style:style>
    <style:style style:name="Tabela9.C5" style:family="table-cell">
      <style:table-cell-properties fo:padding="0cm" fo:border="none" style:writing-mode="page"/>
    </style:style>
    <style:style style:name="Tabela9.D5" style:family="table-cell">
      <style:table-cell-properties fo:padding="0cm" fo:border="none" style:writing-mode="page"/>
    </style:style>
    <style:style style:name="Tabela9.E5" style:family="table-cell">
      <style:table-cell-properties fo:padding="0cm" fo:border="none" style:writing-mode="page"/>
    </style:style>
    <style:style style:name="Tabela9.F5" style:family="table-cell">
      <style:table-cell-properties fo:padding="0cm" fo:border="none" style:writing-mode="page"/>
    </style:style>
    <style:style style:name="Tabela9.A6" style:family="table-cell">
      <style:table-cell-properties fo:padding="0cm" fo:border="none" style:writing-mode="page"/>
    </style:style>
    <style:style style:name="Tabela9.B6" style:family="table-cell">
      <style:table-cell-properties fo:padding="0cm" fo:border="none" style:writing-mode="page"/>
    </style:style>
    <style:style style:name="Tabela9.C6" style:family="table-cell">
      <style:table-cell-properties fo:padding="0cm" fo:border="none" style:writing-mode="page"/>
    </style:style>
    <style:style style:name="Tabela9.D6" style:family="table-cell">
      <style:table-cell-properties fo:padding="0cm" fo:border="none" style:writing-mode="page"/>
    </style:style>
    <style:style style:name="Tabela9.E6" style:family="table-cell">
      <style:table-cell-properties fo:padding="0cm" fo:border="none" style:writing-mode="page"/>
    </style:style>
    <style:style style:name="Tabela9.F6" style:family="table-cell">
      <style:table-cell-properties fo:padding="0cm" fo:border="none" style:writing-mode="page"/>
    </style:style>
    <style:style style:name="Tabela9.A7" style:family="table-cell">
      <style:table-cell-properties fo:padding="0cm" fo:border="none" style:writing-mode="page"/>
    </style:style>
    <style:style style:name="Tabela9.B7" style:family="table-cell">
      <style:table-cell-properties fo:padding="0cm" fo:border="none" style:writing-mode="page"/>
    </style:style>
    <style:style style:name="Tabela9.C7" style:family="table-cell">
      <style:table-cell-properties fo:padding="0cm" fo:border="none" style:writing-mode="page"/>
    </style:style>
    <style:style style:name="Tabela9.D7" style:family="table-cell">
      <style:table-cell-properties fo:padding="0cm" fo:border="none" style:writing-mode="page"/>
    </style:style>
    <style:style style:name="Tabela9.E7" style:family="table-cell">
      <style:table-cell-properties fo:padding="0cm" fo:border="none" style:writing-mode="page"/>
    </style:style>
    <style:style style:name="Tabela9.F7" style:family="table-cell">
      <style:table-cell-properties fo:padding="0cm" fo:border="none" style:writing-mode="page"/>
    </style:style>
    <style:style style:name="Tabela9.A8" style:family="table-cell">
      <style:table-cell-properties fo:padding="0cm" fo:border="none" style:writing-mode="page"/>
    </style:style>
    <style:style style:name="Tabela9.B8" style:family="table-cell">
      <style:table-cell-properties fo:padding="0cm" fo:border="none" style:writing-mode="page"/>
    </style:style>
    <style:style style:name="Tabela9.C8" style:family="table-cell">
      <style:table-cell-properties fo:padding="0cm" fo:border="none" style:writing-mode="page"/>
    </style:style>
    <style:style style:name="Tabela9.D8" style:family="table-cell">
      <style:table-cell-properties fo:padding="0cm" fo:border="none" style:writing-mode="page"/>
    </style:style>
    <style:style style:name="Tabela9.E8" style:family="table-cell">
      <style:table-cell-properties fo:padding="0cm" fo:border="none" style:writing-mode="page"/>
    </style:style>
    <style:style style:name="Tabela9.F8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cccccc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cccccc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cccccc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background-color="#cccccc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cccccc" style:writing-mode="page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251cm" style:rel-column-width="16384*"/>
    </style:style>
    <style:style style:name="Tabela12.D" style:family="table-column">
      <style:table-column-properties style:column-width="4.249cm" style:rel-column-width="16383*"/>
    </style:style>
    <style:style style:name="Tabela1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2.A2" style:family="table-cell">
      <style:table-cell-properties fo:padding="0cm" fo:border="none" style:writing-mode="page"/>
    </style:style>
    <style:style style:name="Tabela12.B2" style:family="table-cell">
      <style:table-cell-properties fo:padding="0cm" fo:border="none" style:writing-mode="page"/>
    </style:style>
    <style:style style:name="Tabela12.C2" style:family="table-cell">
      <style:table-cell-properties fo:padding="0cm" fo:border="none" style:writing-mode="page"/>
    </style:style>
    <style:style style:name="Tabela12.D2" style:family="table-cell">
      <style:table-cell-properties fo:padding="0cm" fo:border="none" style:writing-mode="page"/>
    </style:style>
    <style:style style:name="Tabela12.A3" style:family="table-cell">
      <style:table-cell-properties fo:padding="0cm" fo:border="none" style:writing-mode="page"/>
    </style:style>
    <style:style style:name="Tabela12.B3" style:family="table-cell">
      <style:table-cell-properties fo:padding="0cm" fo:border="none" style:writing-mode="page"/>
    </style:style>
    <style:style style:name="Tabela12.C3" style:family="table-cell">
      <style:table-cell-properties fo:padding="0cm" fo:border="none" style:writing-mode="page"/>
    </style:style>
    <style:style style:name="Tabela12.D3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Table_20_Contents">
      <style:text-properties officeooo:rsid="00015b6e" officeooo:paragraph-rsid="00015b6e"/>
    </style:style>
    <style:style style:name="P3" style:family="paragraph" style:parent-style-name="Standard">
      <style:text-properties officeooo:rsid="00033f5c" officeooo:paragraph-rsid="00015b6e"/>
    </style:style>
    <style:style style:name="P4" style:family="paragraph" style:parent-style-name="Standard">
      <style:text-properties officeooo:rsid="00033f5c" officeooo:paragraph-rsid="00033f5c"/>
    </style:style>
    <style:style style:name="P5" style:family="paragraph" style:parent-style-name="Table_20_Contents">
      <style:text-properties officeooo:rsid="00033f5c" officeooo:paragraph-rsid="00033f5c"/>
    </style:style>
    <style:style style:name="P6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7" style:family="paragraph" style:parent-style-name="Standard">
      <style:text-properties officeooo:paragraph-rsid="00033f5c"/>
    </style:style>
    <style:style style:name="P8" style:family="paragraph" style:parent-style-name="Table_20_Contents">
      <style:text-properties officeooo:paragraph-rsid="00033f5c"/>
    </style:style>
    <style:style style:name="P9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11" style:family="paragraph" style:parent-style-name="Standard">
      <style:text-properties officeooo:rsid="0007e11f" officeooo:paragraph-rsid="0007e11f"/>
    </style:style>
    <style:style style:name="P12" style:family="paragraph" style:parent-style-name="Table_20_Contents">
      <style:text-properties officeooo:rsid="0007e11f" officeooo:paragraph-rsid="0007e11f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Table_20_Contents">
      <style:text-properties officeooo:rsid="0007fe00" officeooo:paragraph-rsid="0007fe00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033f5c" officeooo:paragraph-rsid="00033f5c" style:font-size-asian="11pt" style:font-size-complex="11pt"/>
    </style:style>
    <style:style style:name="P16" style:family="paragraph" style:parent-style-name="Table_20_Contents">
      <style:text-properties fo:font-size="11pt" officeooo:rsid="0007fe00" officeooo:paragraph-rsid="0007fe00" style:font-size-asian="11pt" style:font-size-complex="11pt"/>
    </style:style>
    <style:style style:name="P17" style:family="paragraph" style:parent-style-name="Table_20_Contents">
      <style:text-properties fo:font-size="11pt" officeooo:rsid="00069b3d" officeooo:paragraph-rsid="00069b3d" style:font-size-asian="11pt" style:font-size-complex="11pt"/>
    </style:style>
    <style:style style:name="P18" style:family="paragraph" style:parent-style-name="Table_20_Contents">
      <style:text-properties fo:font-size="11pt" officeooo:rsid="00069b3d" officeooo:paragraph-rsid="0007fe00" style:font-size-asian="11pt" style:font-size-complex="11pt"/>
    </style:style>
    <style:style style:name="P19" style:family="paragraph" style:parent-style-name="Table_20_Contents">
      <style:text-properties fo:font-size="11pt" officeooo:rsid="0007e11f" officeooo:paragraph-rsid="0007e11f" style:font-size-asian="11pt" style:font-size-complex="11pt"/>
    </style:style>
    <style:style style:name="T1" style:family="text">
      <style:text-properties officeooo:rsid="00033f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ome:</text:p>
          </table:table-cell>
          <table:table-cell table:style-name="Tabela1.B1" office:value-type="string">
            <text:p text:style-name="P14">UsuarioModel</text:p>
          </table:table-cell>
        </table:table-row>
        <table:table-row>
          <table:table-cell table:style-name="Tabela1.A1" office:value-type="string">
            <text:p text:style-name="P2">Propósito:</text:p>
          </table:table-cell>
          <table:table-cell table:style-name="Tabela1.B1" office:value-type="string">
            <text:p text:style-name="P14">Representar os dados do usuário</text:p>
          </table:table-cell>
        </table:table-row>
        <table:table-row>
          <table:table-cell table:style-name="Tabela1.A1" office:value-type="string">
            <text:p text:style-name="P5">Tipo</text:p>
          </table:table-cell>
          <table:table-cell table:style-name="Tabela1.B1" office:value-type="string">
            <text:p text:style-name="P14">Model</text:p>
          </table:table-cell>
        </table:table-row>
        <table:table-row>
          <table:table-cell table:style-name="Tabela1.A1" office:value-type="string">
            <text:p text:style-name="P2">Pacote:</text:p>
          </table:table-cell>
          <table:table-cell table:style-name="Tabela1.B4" office:value-type="string">
            <text:p text:style-name="P14">Biblioteca.Models.UsuarioModel</text:p>
          </table:table-cell>
        </table:table-row>
      </table:table>
      <text:p text:style-name="P3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15">Nome</text:p>
          </table:table-cell>
          <table:table-cell table:style-name="Tabela9.A1" table:number-rows-spanned="2" office:value-type="string">
            <text:p text:style-name="P15">Tipo</text:p>
          </table:table-cell>
          <table:table-cell table:style-name="Tabela9.A1" table:number-columns-spanned="2" office:value-type="string">
            <text:p text:style-name="P15">Tamanho</text:p>
          </table:table-cell>
          <table:covered-table-cell/>
          <table:table-cell table:style-name="Tabela9.A1" table:number-rows-spanned="2" office:value-type="string">
            <text:p text:style-name="P15">Obrigatório</text:p>
          </table:table-cell>
          <table:table-cell table:style-name="Tabela9.A1" table:number-rows-spanned="2" office:value-type="string">
            <text:p text:style-name="P15">Formato</text:p>
          </table:table-cell>
        </table:table-row>
        <table:table-row>
          <table:covered-table-cell table:style-name="Tabela9.A1"/>
          <table:covered-table-cell table:style-name="Tabela9.A1"/>
          <table:table-cell table:style-name="Tabela9.A1" office:value-type="string">
            <text:p text:style-name="P15">Mínimo</text:p>
          </table:table-cell>
          <table:table-cell table:style-name="Tabela9.A1" office:value-type="string">
            <text:p text:style-name="P15">Máximo</text:p>
          </table:table-cell>
          <table:covered-table-cell table:style-name="Tabela9.A1"/>
          <table:covered-table-cell table:style-name="Tabela9.A1"/>
        </table:table-row>
        <table:table-row>
          <table:table-cell table:style-name="Tabela9.A3" office:value-type="string">
            <text:p text:style-name="P16">Id</text:p>
          </table:table-cell>
          <table:table-cell table:style-name="Tabela9.B3" office:value-type="string">
            <text:p text:style-name="P16">Int</text:p>
          </table:table-cell>
          <table:table-cell table:style-name="Tabela9.C3" office:value-type="string">
            <text:p text:style-name="P17">5</text:p>
          </table:table-cell>
          <table:table-cell table:style-name="Tabela9.D3" office:value-type="string">
            <text:p text:style-name="P17">100</text:p>
          </table:table-cell>
          <table:table-cell table:style-name="Tabela9.E3" office:value-type="string">
            <text:p text:style-name="P17">Sim</text:p>
          </table:table-cell>
          <table:table-cell table:style-name="Tabela9.F3" office:value-type="string">
            <text:p text:style-name="P16">int8</text:p>
          </table:table-cell>
        </table:table-row>
        <table:table-row>
          <table:table-cell table:style-name="Tabela9.A4" office:value-type="string">
            <text:p text:style-name="P16">Nome</text:p>
          </table:table-cell>
          <table:table-cell table:style-name="Tabela9.B4" office:value-type="string">
            <text:p text:style-name="P16">String</text:p>
          </table:table-cell>
          <table:table-cell table:style-name="Tabela9.C4" office:value-type="string">
            <text:p text:style-name="P17">1</text:p>
          </table:table-cell>
          <table:table-cell table:style-name="Tabela9.D4" office:value-type="string">
            <text:p text:style-name="P17">1</text:p>
          </table:table-cell>
          <table:table-cell table:style-name="Tabela9.E4" office:value-type="string">
            <text:p text:style-name="P17">Sim</text:p>
          </table:table-cell>
          <table:table-cell table:style-name="Tabela9.F4" office:value-type="string">
            <text:p text:style-name="P16">varchar(255)</text:p>
          </table:table-cell>
        </table:table-row>
        <table:table-row>
          <table:table-cell table:style-name="Tabela9.A5" office:value-type="string">
            <text:p text:style-name="P16">Email</text:p>
          </table:table-cell>
          <table:table-cell table:style-name="Tabela9.B5" office:value-type="string">
            <text:p text:style-name="P16">String</text:p>
          </table:table-cell>
          <table:table-cell table:style-name="Tabela9.C5" office:value-type="string">
            <text:p text:style-name="P17">8</text:p>
          </table:table-cell>
          <table:table-cell table:style-name="Tabela9.D5" office:value-type="string">
            <text:p text:style-name="P17">8</text:p>
          </table:table-cell>
          <table:table-cell table:style-name="Tabela9.E5" office:value-type="string">
            <text:p text:style-name="P17">Sim</text:p>
          </table:table-cell>
          <table:table-cell table:style-name="Tabela9.F5" office:value-type="string">
            <text:p text:style-name="P16">string</text:p>
          </table:table-cell>
        </table:table-row>
        <table:table-row>
          <table:table-cell table:style-name="Tabela9.A5" office:value-type="string">
            <text:p text:style-name="P16">Senha</text:p>
          </table:table-cell>
          <table:table-cell table:style-name="Tabela9.B6" office:value-type="string">
            <text:p text:style-name="P19">String</text:p>
          </table:table-cell>
          <table:table-cell table:style-name="Tabela9.C6" office:value-type="string">
            <text:p text:style-name="P19">3</text:p>
          </table:table-cell>
          <table:table-cell table:style-name="Tabela9.D6" office:value-type="string">
            <text:p text:style-name="P19">11</text:p>
          </table:table-cell>
          <table:table-cell table:style-name="Tabela9.E6" office:value-type="string">
            <text:p text:style-name="P19">Sim</text:p>
          </table:table-cell>
          <table:table-cell table:style-name="Tabela9.F6" office:value-type="string">
            <text:p text:style-name="P16">varchar(255)</text:p>
          </table:table-cell>
        </table:table-row>
        <table:table-row>
          <table:table-cell table:style-name="Tabela9.A7" office:value-type="string">
            <text:p text:style-name="P16">DataNascimento</text:p>
          </table:table-cell>
          <table:table-cell table:style-name="Tabela9.B7" office:value-type="string">
            <text:p text:style-name="P16">DateTime</text:p>
          </table:table-cell>
          <table:table-cell table:style-name="Tabela9.C7" office:value-type="string">
            <text:p text:style-name="P16">01/01/1900</text:p>
          </table:table-cell>
          <table:table-cell table:style-name="Tabela9.D7" office:value-type="string">
            <text:p text:style-name="P16">&lt;today&gt;</text:p>
          </table:table-cell>
          <table:table-cell table:style-name="Tabela9.E7" office:value-type="string">
            <text:p text:style-name="P16">Sim</text:p>
          </table:table-cell>
          <table:table-cell table:style-name="Tabela9.F7" office:value-type="string">
            <text:p text:style-name="P18">dd/mm/aaaa</text:p>
          </table:table-cell>
        </table:table-row>
        <table:table-row>
          <table:table-cell table:style-name="Tabela9.A8" office:value-type="string">
            <text:p text:style-name="P16">Cargo</text:p>
          </table:table-cell>
          <table:table-cell table:style-name="Tabela9.B8" office:value-type="string">
            <text:p text:style-name="P16">Enum</text:p>
          </table:table-cell>
          <table:table-cell table:style-name="Tabela9.C8" office:value-type="string">
            <text:p text:style-name="P16">1</text:p>
          </table:table-cell>
          <table:table-cell table:style-name="Tabela9.D8" office:value-type="string">
            <text:p text:style-name="P16">2</text:p>
          </table:table-cell>
          <table:table-cell table:style-name="Tabela9.E8" office:value-type="string">
            <text:p text:style-name="P16">Sim</text:p>
          </table:table-cell>
          <table:table-cell table:style-name="Tabela9.F8" office:value-type="string">
            <text:p text:style-name="P16">int4</text:p>
          </table:table-cell>
        </table:table-row>
      </table:table>
      <text:p text:style-name="P1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">Operações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Tipo <text:span text:style-name="T1">Retorno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SetSenhaHash</text:p>
          </table:table-cell>
          <table:table-cell table:style-name="Tabela3.A1" office:value-type="string">
            <text:p text:style-name="P14">void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">Parâmetros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Nome</text:p>
          </table:table-cell>
          <table:table-cell table:style-name="Tabela10.A1" office:value-type="string">
            <text:p text:style-name="P6">Tipo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Id</text:p>
          </table:table-cell>
          <table:table-cell table:style-name="Tabela5.A1" office:value-type="string">
            <text:p text:style-name="P14">int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</table:table-row>
      </table:table>
      <text:p text:style-name="P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6">Associações/Relacionamentos</text:p>
          </table:table-cell>
        </table:table-row>
      </table:table>
      <table:table table:name="Tabela12" table:style-name="Tabela12">
        <table:table-column table:style-name="Tabela12.A" table:number-columns-repeated="3"/>
        <table:table-column table:style-name="Tabela12.D"/>
        <table:table-row>
          <table:table-cell table:style-name="Tabela12.A1" office:value-type="string">
            <text:p text:style-name="P6">Nome</text:p>
          </table:table-cell>
          <table:table-cell table:style-name="Tabela12.A1" office:value-type="string">
            <text:p text:style-name="P6">Classe</text:p>
          </table:table-cell>
          <table:table-cell table:style-name="Tabela12.A1" office:value-type="string">
            <text:p text:style-name="P6">Cardinalidade</text:p>
          </table:table-cell>
          <table:table-cell table:style-name="Tabela12.A1" office:value-type="string">
            <text:p text:style-name="P6">Descrição</text:p>
          </table:table-cell>
        </table:table-row>
        <table:table-row>
          <table:table-cell table:style-name="Tabela12.A2" office:value-type="string">
            <text:p text:style-name="P14">livro</text:p>
          </table:table-cell>
          <table:table-cell table:style-name="Tabela12.B2" office:value-type="string">
            <text:p text:style-name="P14">LivroModel</text:p>
          </table:table-cell>
          <table:table-cell table:style-name="Tabela12.C2" office:value-type="string">
            <text:p text:style-name="P12">1:n</text:p>
          </table:table-cell>
          <table:table-cell table:style-name="Tabela12.D2" office:value-type="string">
            <text:p text:style-name="P14">Livros postados</text:p>
          </table:table-cell>
        </table:table-row>
        <table:table-row>
          <table:table-cell table:style-name="Tabela12.A2" office:value-type="string">
            <text:p text:style-name="Table_20_Contents"/>
          </table:table-cell>
          <table:table-cell table:style-name="Tabela12.B2" office:value-type="string">
            <text:p text:style-name="Table_20_Contents"/>
          </table:table-cell>
          <table:table-cell table:style-name="Tabela12.C2" office:value-type="string">
            <text:p text:style-name="Table_20_Contents"/>
          </table:table-cell>
          <table:table-cell table:style-name="Tabela12.D2" office:value-type="string">
            <text:p text:style-name="Table_20_Contents"/>
          </table:table-cell>
        </table:table-row>
      </table:table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14:12:52.799000000</meta:creation-date>
    <dc:date>2023-06-23T20:37:17.569000000</dc:date>
    <meta:editing-duration>PT4H17M40S</meta:editing-duration>
    <meta:editing-cycles>8</meta:editing-cycles>
    <meta:generator>LibreOffice/7.5.3.2$Windows_X86_64 LibreOffice_project/9f56dff12ba03b9acd7730a5a481eea045e468f3</meta:generator>
    <meta:document-statistic meta:table-count="12" meta:image-count="0" meta:object-count="0" meta:page-count="1" meta:paragraph-count="73" meta:word-count="81" meta:character-count="509" meta:non-whitespace-character-count="501"/>
  </office:meta>
</office:document-meta>
</file>